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ANTI CHOQUE ALEX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82177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09714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ANTI CHOQUE ALEX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82177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0 971 4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8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9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8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8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578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142406</text:p>
          </table:table-cell>
          <table:table-cell table:style-name="Tabla2.D3" office:value-type="string">
            <text:p text:style-name="P17">157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08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